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f85a" officeooo:paragraph-rsid="0018f85a"/>
    </style:style>
    <style:style style:name="P2" style:family="paragraph" style:parent-style-name="Standard">
      <style:text-properties officeooo:rsid="001942d1" officeooo:paragraph-rsid="001942d1"/>
    </style:style>
    <style:style style:name="P3" style:family="paragraph" style:parent-style-name="Table_20_Contents">
      <style:text-properties officeooo:rsid="001a8d88" officeooo:paragraph-rsid="001a8d88"/>
    </style:style>
    <style:style style:name="P4" style:family="paragraph" style:parent-style-name="Table_20_Contents">
      <style:text-properties officeooo:paragraph-rsid="001a8d88"/>
    </style:style>
    <style:style style:name="P5" style:family="paragraph" style:parent-style-name="Table_20_Contents">
      <style:text-properties officeooo:rsid="001af31e" officeooo:paragraph-rsid="001af31e"/>
    </style:style>
    <style:style style:name="T1" style:family="text">
      <style:text-properties officeooo:rsid="001a8d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 to ORM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nst Sequelize = require(‘sequlize’);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Const db = new Sequelize(‘postgres://localhost:5432/wikistack’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Const User = db.define(‘user’, {</text:p>
            <text:p text:style-name="P3"/>
            <text:p text:style-name="P3">name: Sequelize.STRING,</text:p>
            <text:p text:style-name="P3">pictureUrl: Sequelize.STRING,</text:p>
            <text:p text:style-name="P3">}, {</text:p>
            <text:p text:style-name="P3">//methods</text:p>
            <text:p text:style-name="P3">})</text:p>
          </table:table-cell>
          <table:table-cell table:style-name="Table1.B2" office:value-type="string">
            <text:p text:style-name="P3">‘user’ is the table name. It needs to be in lowercase.</text:p>
            <text:p text:style-name="P3">– This is a table schema of attributes</text:p>
          </table:table-cell>
        </table:table-row>
        <table:table-row>
          <table:table-cell table:style-name="Table1.A2" office:value-type="string">
            <text:p text:style-name="P3">User.sync({force: true})</text:p>
          </table:table-cell>
          <table:table-cell table:style-name="Table1.B2" office:value-type="string">
            <text:p text:style-name="P3">Will create the table in the database in Postgres, and delete the old test data</text:p>
          </table:table-cell>
        </table:table-row>
        <table:table-row>
          <table:table-cell table:style-name="Table1.A2" office:value-type="string">
            <text:p text:style-name="P4">.<text:span text:style-name="T1">then(() =&gt; <text:s/>{</text:span></text:p>
            <text:p text:style-name="P3">const person = User.build({</text:p>
            <text:p text:style-name="P3">name: ‘Raina’,</text:p>
            <text:p text:style-name="P3">pictureURL: ‘url.com/dkdsks’</text:p>
            <text:p text:style-name="P3">})</text:p>
            <text:p text:style-name="P4"><text:span text:style-name="T1">})</text:span></text:p>
          </table:table-cell>
          <table:table-cell table:style-name="Table1.B2" office:value-type="string">
            <text:p text:style-name="Table_20_Contents"/>
            <text:p text:style-name="Table_20_Contents">– .<text:span text:style-name="T1">build only defines it to our javascript</text:span></text:p>
          </table:table-cell>
        </table:table-row>
        <table:table-row>
          <table:table-cell table:style-name="Table1.A2" office:value-type="string">
            <text:p text:style-name="P4">.<text:span text:style-name="T1">then(() =&gt; <text:s/>{</text:span></text:p>
            <text:p text:style-name="P3">console.log(data);</text:p>
            <text:p text:style-name="P4"><text:span text:style-name="T1">})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3">Everything that talks to the database is async. Everything else is sync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5">Sequilize instances are better than just row data because it has it’s own method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41:00.086026291</meta:creation-date>
    <meta:editing-duration>PT7M15S</meta:editing-duration>
    <meta:editing-cycles>2</meta:editing-cycles>
    <meta:generator>LibreOffice/5.1.4.2$Linux_X86_64 LibreOffice_project/10m0$Build-2</meta:generator>
    <dc:date>2017-01-20T17:18:35.634046314</dc:date>
    <meta:document-statistic meta:table-count="1" meta:image-count="0" meta:object-count="0" meta:page-count="2" meta:paragraph-count="25" meta:word-count="111" meta:character-count="723" meta:non-whitespace-character-count="633"/>
  </office:meta>
</office:document-meta>
</file>